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571428571429">
            <text:p>1.4057142857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925">
            <text:p>1.2925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6333333333333">
            <text:p>1.4633333333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555555555556">
            <text:p>1.3755555556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6714285714286">
            <text:p>1.2671428571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8">
            <text:p>1.418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37555555555556">
            <text:p>1.3755555556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61">
            <text:p>3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285714285714">
            <text:p>1.3428571429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29444444444444">
            <text:p>1.2944444444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625">
            <text:p>1.2625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65">
            <text:p>1.265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34">
            <text:p>1.334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5">
            <text:p>1.265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8714285714286">
            <text:p>1.2871428571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1125">
            <text:p>1.31125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21">
            <text:p>4.21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75">
            <text:p>4.175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7333333333333">
            <text:p>1.2733333333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75">
            <text:p>1.3075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65">
            <text:p>1.26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96">
            <text:p>1.296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8">
            <text:p>1.288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6285714285714">
            <text:p>1.2628571429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4">
            <text:p>1.314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76">
            <text:p>1.276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8285714285714">
            <text:p>1.2828571429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table:number-columns-repeated="3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777777777778">
            <text:p>1.3777777778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84">
            <text:p>1.284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6666666666667">
            <text:p>1.2666666667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6666666666667">
            <text:p>1.2666666667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285714285714">
            <text:p>1.2928571429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607">
            <text:p>3607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355">
            <text:p>2.355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802">
            <text:p>3802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1625">
            <text:p>1.3162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96">
            <text:p>1.296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3833333333333">
            <text:p>1.3383333333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93">
            <text:p>3.93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039">
            <text:p>2039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0333333333333">
            <text:p>1.3033333333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814">
            <text:p>3814</text:p>
          </table:table-cell>
          <table:table-cell table:number-columns-repeated="3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68">
            <text:p>3.68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23">
            <text:p>4.23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703">
            <text:p>37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5666666666667">
            <text:p>1.2566666667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79">
            <text:p>3.79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46">
            <text:p>4.46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75">
            <text:p>1.475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783">
            <text:p>3783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47">
            <text:p>4.47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856">
            <text:p>3856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79">
            <text:p>3.79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666666666667">
            <text:p>1.4366666667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518">
            <text:p>3518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759">
            <text:p>375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920">
            <text:p>2920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92">
            <text:p>3.92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5">
            <text:p>1.485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424">
            <text:p>34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3437">
            <text:p>34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976">
            <text:p>29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75">
            <text:p>1.475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905">
            <text:p>2905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754">
            <text:p>2754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28">
            <text:p>2928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535">
            <text:p>35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508">
            <text:p>3508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04">
            <text:p>3804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79">
            <text:p>367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8">
            <text:p>4.18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95">
            <text:p>35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65">
            <text:p>2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081">
            <text:p>30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543">
            <text:p>354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855">
            <text:p>2855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69">
            <text:p>30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108">
            <text:p>3108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099">
            <text:p>3099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025">
            <text:p>3025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349">
            <text:p>3349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77">
            <text:p>2777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33">
            <text:p>4.33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057">
            <text:p>30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895">
            <text:p>289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811">
            <text:p>3811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46">
            <text:p>37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94">
            <text:p>35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36555555555556">
            <text:p>1.3655555556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941176470588235">
            <text:p>0.9411764706</text:p>
          </table:table-cell>
          <table:table-cell office:value-type="float" office:value="1.35117647058824">
            <text:p>1.3511764706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39384615384615">
            <text:p>1.3938461538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35153846153846">
            <text:p>1.3515384615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28846153846154">
            <text:p>1.2884615385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35083333333333">
            <text:p>1.3508333333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28916666666667">
            <text:p>1.2891666667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34304347826087">
            <text:p>1.3430434783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38818181818182">
            <text:p>1.3881818182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37545454545455">
            <text:p>1.3754545455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34272727272727">
            <text:p>1.3427272727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904761904761905">
            <text:p>0.9047619048</text:p>
          </table:table-cell>
          <table:table-cell office:value-type="float" office:value="1.35142857142857">
            <text:p>1.3514285714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903225806451613">
            <text:p>0.9032258065</text:p>
          </table:table-cell>
          <table:table-cell office:value-type="float" office:value="1.3758064516129">
            <text:p>1.3758064516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31">
            <text:p>1.331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297">
            <text:p>1.297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04">
            <text:p>1.304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4888888888889">
            <text:p>1.3488888889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42222222222222">
            <text:p>1.4222222222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42888888888889">
            <text:p>1.4288888889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6111111111111">
            <text:p>1.3611111111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4555555555556">
            <text:p>1.3455555556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4222222222222">
            <text:p>1.3422222222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2777777777778">
            <text:p>1.3277777778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39235294117647">
            <text:p>1.3923529412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31941176470588">
            <text:p>1.3194117647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37705882352941">
            <text:p>1.3770588235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294">
            <text:p>1.294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879310344827586">
            <text:p>0.8793103448</text:p>
          </table:table-cell>
          <table:table-cell office:value-type="float" office:value="1.36051724137931">
            <text:p>1.3605172414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7375">
            <text:p>1.3737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5625">
            <text:p>1.35625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0125">
            <text:p>1.30125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25875">
            <text:p>1.2587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2147">
            <text:p>21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5375">
            <text:p>1.35375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2375">
            <text:p>1.3237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3875">
            <text:p>1.33875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3375">
            <text:p>1.33375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2975">
            <text:p>1.297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3604347826087">
            <text:p>1.3604347826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322">
            <text:p>1.322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31933333333333">
            <text:p>1.3193333333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63636363636364">
            <text:p>0.8636363636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34909090909091">
            <text:p>1.3490909091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34863636363636">
            <text:p>1.3486363636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1714285714286">
            <text:p>1.4171428571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1857142857143">
            <text:p>1.3185714286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809523809524">
            <text:p>1.3580952381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5142857142857">
            <text:p>1.3514285714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8142857142857">
            <text:p>1.2814285714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3142857142857">
            <text:p>1.3314285714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785714285714">
            <text:p>1.3778571429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1285714285714">
            <text:p>1.4128571429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0428571428571">
            <text:p>1.3042857143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785714285714">
            <text:p>1.3578571429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892857142857">
            <text:p>1.3789285714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8285714285714">
            <text:p>1.2828571429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3428571428571">
            <text:p>1.3342857143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53658536585366">
            <text:p>0.8536585366</text:p>
          </table:table-cell>
          <table:table-cell office:value-type="float" office:value="1.37829268292683">
            <text:p>1.3782926829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33888888888889">
            <text:p>1.3388888889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389">
            <text:p>1.389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47826086956522">
            <text:p>0.847826087</text:p>
          </table:table-cell>
          <table:table-cell office:value-type="float" office:value="1.3745652173913">
            <text:p>1.3745652174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29538461538462">
            <text:p>1.2953846154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7615384615385">
            <text:p>1.3761538462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5153846153846">
            <text:p>1.3515384615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38076923076923">
            <text:p>1.3807692308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4846153846154">
            <text:p>1.3484615385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28923076923077">
            <text:p>1.2892307692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2769230769231">
            <text:p>1.3276923077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5473684210526">
            <text:p>1.3547368421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9263157894737">
            <text:p>1.3926315789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6210526315789">
            <text:p>1.3621052632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2263157894737">
            <text:p>1.3226315789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4578947368421">
            <text:p>1.3457894737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5736842105263">
            <text:p>1.3573684211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35263157894737">
            <text:p>1.3526315789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40909090909091">
            <text:p>0.8409090909</text:p>
          </table:table-cell>
          <table:table-cell office:value-type="float" office:value="1.34681818181818">
            <text:p>1.3468181818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25833333333333">
            <text:p>1.2583333333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28083333333333">
            <text:p>1.2808333333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739583333333">
            <text:p>1.3573958333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6433333333333">
            <text:p>1.3643333333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27666666666667">
            <text:p>1.2766666667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27166666666667">
            <text:p>1.2716666667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28166666666667">
            <text:p>1.2816666667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3833333333333">
            <text:p>1.3383333333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826086956521739">
            <text:p>0.8260869565</text:p>
          </table:table-cell>
          <table:table-cell office:value-type="float" office:value="1.35086956521739">
            <text:p>1.3508695652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34176470588235">
            <text:p>1.3417647059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35411764705882">
            <text:p>1.3541176471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33058823529412">
            <text:p>1.3305882353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5272727272727">
            <text:p>1.3527272727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41545454545455">
            <text:p>1.4154545455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5909090909091">
            <text:p>1.3590909091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4181818181818">
            <text:p>1.3418181818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0181818181818">
            <text:p>1.3018181818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1181818181818">
            <text:p>1.3118181818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5340909090909">
            <text:p>1.3534090909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7363636363636">
            <text:p>1.3736363636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0090909090909">
            <text:p>1.3009090909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5545454545455">
            <text:p>1.3554545455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5969696969697">
            <text:p>1.3596969697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9272727272727">
            <text:p>1.3927272727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4272727272727">
            <text:p>1.3427272727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816326530612245">
            <text:p>0.8163265306</text:p>
          </table:table-cell>
          <table:table-cell office:value-type="float" office:value="1.35734693877551">
            <text:p>1.3573469388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14814814814815">
            <text:p>0.8148148148</text:p>
          </table:table-cell>
          <table:table-cell office:value-type="float" office:value="1.31962962962963">
            <text:p>1.3196296296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14814814814815">
            <text:p>0.8148148148</text:p>
          </table:table-cell>
          <table:table-cell office:value-type="float" office:value="1.33703703703704">
            <text:p>1.337037037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6125">
            <text:p>1.36125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621875">
            <text:p>1.3621875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63125">
            <text:p>1.36312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1625">
            <text:p>1.31625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50625">
            <text:p>1.350625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73125">
            <text:p>1.373125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83125">
            <text:p>1.383125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59375">
            <text:p>1.359375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29857142857143">
            <text:p>1.2985714286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0952380952381">
            <text:p>0.8095238095</text:p>
          </table:table-cell>
          <table:table-cell office:value-type="float" office:value="1.35761904761905">
            <text:p>1.3576190476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3285714285714">
            <text:p>1.3328571429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07692307692308">
            <text:p>0.8076923077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806451612903226">
            <text:p>0.8064516129</text:p>
          </table:table-cell>
          <table:table-cell office:value-type="float" office:value="1.36741935483871">
            <text:p>1.3674193548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805555555555556">
            <text:p>0.8055555556</text:p>
          </table:table-cell>
          <table:table-cell office:value-type="float" office:value="1.32194444444444">
            <text:p>1.3219444444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803571428571429">
            <text:p>0.8035714286</text:p>
          </table:table-cell>
          <table:table-cell office:value-type="float" office:value="1.40625">
            <text:p>1.40625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803030303030303">
            <text:p>0.803030303</text:p>
          </table:table-cell>
          <table:table-cell office:value-type="float" office:value="1.36924242424242">
            <text:p>1.3692424242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04">
            <text:p>1.3504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18">
            <text:p>1.418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08">
            <text:p>1.3708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933333333333">
            <text:p>1.3693333333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533333333333">
            <text:p>1.3353333333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22">
            <text:p>1.422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2725">
            <text:p>1.32725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92">
            <text:p>1.292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26">
            <text:p>1.326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1">
            <text:p>1.331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88">
            <text:p>1.3388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22">
            <text:p>1.322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6">
            <text:p>1.406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4">
            <text:p>1.334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2">
            <text:p>1.332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466666666667">
            <text:p>1.3546666667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12">
            <text:p>1.312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12">
            <text:p>1.412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88">
            <text:p>1.288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72">
            <text:p>1.272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2">
            <text:p>1.332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14">
            <text:p>1.414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81">
            <text:p>1.381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98">
            <text:p>1.298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4">
            <text:p>1.334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02">
            <text:p>1.402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">
            <text:p>1.38</text:p>
          </table:table-cell>
        </table:table-row>
        <table:table-row table:style-name="ro2">
          <table:table-cell office:value-type="float" office:value="2917">
            <text:p>2917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798076923076923">
            <text:p>0.7980769231</text:p>
          </table:table-cell>
          <table:table-cell office:value-type="float" office:value="1.35884615384615">
            <text:p>1.3588461538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795454545454545">
            <text:p>0.795454545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94117647058823">
            <text:p>0.7941176471</text:p>
          </table:table-cell>
          <table:table-cell office:value-type="float" office:value="1.39352941176471">
            <text:p>1.3935294118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94117647058823">
            <text:p>0.7941176471</text:p>
          </table:table-cell>
          <table:table-cell office:value-type="float" office:value="1.36941176470588">
            <text:p>1.3694117647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31689655172414">
            <text:p>1.3168965517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38137931034483">
            <text:p>1.3813793103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1.37708333333333">
            <text:p>1.3770833333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361875">
            <text:p>1.361875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1.35458333333333">
            <text:p>1.3545833333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1.38125">
            <text:p>1.38125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5631578947368">
            <text:p>1.3563157895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34789473684211">
            <text:p>1.3478947368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0631578947368">
            <text:p>1.3063157895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4842105263158">
            <text:p>1.3484210526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3578947368421">
            <text:p>1.3357894737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7890625">
            <text:p>0.7890625</text:p>
          </table:table-cell>
          <table:table-cell office:value-type="float" office:value="1.3790625">
            <text:p>1.3790625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32909090909091">
            <text:p>1.3290909091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786885245901639">
            <text:p>0.7868852459</text:p>
          </table:table-cell>
          <table:table-cell office:value-type="float" office:value="1.35573770491803">
            <text:p>1.3557377049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7071428571429">
            <text:p>1.3707142857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4285714285714">
            <text:p>1.3428571429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4690476190476">
            <text:p>1.3469047619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3428571428571">
            <text:p>1.3342857143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8928571428571">
            <text:p>1.3892857143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8785714285714">
            <text:p>1.3878571429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83783783783784">
            <text:p>0.7837837838</text:p>
          </table:table-cell>
          <table:table-cell office:value-type="float" office:value="1.37135135135135">
            <text:p>1.3713513514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783783783783784">
            <text:p>0.7837837838</text:p>
          </table:table-cell>
          <table:table-cell office:value-type="float" office:value="1.36027027027027">
            <text:p>1.3602702703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37652173913043">
            <text:p>1.3765217391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32347826086957">
            <text:p>1.3234782609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8125">
            <text:p>0.78125</text:p>
          </table:table-cell>
          <table:table-cell office:value-type="float" office:value="1.376875">
            <text:p>1.376875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80487804878049">
            <text:p>0.7804878049</text:p>
          </table:table-cell>
          <table:table-cell office:value-type="float" office:value="1.36487804878049">
            <text:p>1.3648780488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779661016949153">
            <text:p>0.7796610169</text:p>
          </table:table-cell>
          <table:table-cell office:value-type="float" office:value="1.3628813559322">
            <text:p>1.3628813559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779661016949153">
            <text:p>0.7796610169</text:p>
          </table:table-cell>
          <table:table-cell office:value-type="float" office:value="1.36389830508475">
            <text:p>1.3638983051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2555555555556">
            <text:p>1.3255555556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6777777777778">
            <text:p>1.3677777778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28222222222222">
            <text:p>1.2822222222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777777777778">
            <text:p>1.3577777778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7777777777778">
            <text:p>1.3777777778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7444444444444">
            <text:p>1.3744444444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1888888888889">
            <text:p>1.3188888889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4111111111111">
            <text:p>1.3411111111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8222222222222">
            <text:p>1.3822222222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2777777777778">
            <text:p>1.3277777778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0555555555556">
            <text:p>1.3055555556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4888888888889">
            <text:p>1.3488888889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5592592592593">
            <text:p>1.3559259259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0888888888889">
            <text:p>1.3088888889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28777777777778">
            <text:p>1.2877777778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8555555555556">
            <text:p>1.3855555556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2111111111111">
            <text:p>1.3211111111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9222222222222">
            <text:p>1.3922222222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75510204081633">
            <text:p>0.7755102041</text:p>
          </table:table-cell>
          <table:table-cell office:value-type="float" office:value="1.32755102040816">
            <text:p>1.3275510204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33677419354839">
            <text:p>1.3367741935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74193548387097">
            <text:p>0.7741935484</text:p>
          </table:table-cell>
          <table:table-cell office:value-type="float" office:value="1.36354838709677">
            <text:p>1.3635483871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35967741935484">
            <text:p>1.3596774194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38318181818182">
            <text:p>1.3831818182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36181818181818">
            <text:p>1.3618181818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36954545454545">
            <text:p>1.3695454545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71428571428571">
            <text:p>0.7714285714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1846153846154">
            <text:p>1.3184615385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6923076923077">
            <text:p>1.3692307692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923076923077">
            <text:p>1.3492307692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7153846153846">
            <text:p>1.3715384615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4230769230769">
            <text:p>1.3423076923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7269230769231">
            <text:p>1.3726923077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7384615384615">
            <text:p>1.3738461538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4076923076923">
            <text:p>1.3407692308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3692307692308">
            <text:p>1.3369230769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7903846153846">
            <text:p>1.3790384615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29384615384615">
            <text:p>1.2938461538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0384615384615">
            <text:p>1.3038461538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41846153846154">
            <text:p>1.4184615385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67857142857143">
            <text:p>0.7678571429</text:p>
          </table:table-cell>
          <table:table-cell office:value-type="float" office:value="1.38625">
            <text:p>1.38625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36279069767442">
            <text:p>1.3627906977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38186046511628">
            <text:p>1.3818604651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373">
            <text:p>1.373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766666666666667">
            <text:p>0.7666666667</text:p>
          </table:table-cell>
          <table:table-cell office:value-type="float" office:value="1.347">
            <text:p>1.347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3705882352941">
            <text:p>1.3370588235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8647058823529">
            <text:p>1.3864705882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30117647058824">
            <text:p>1.3011764706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4117647058824">
            <text:p>1.3411764706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36235294117647">
            <text:p>1.3623529412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63888888888889">
            <text:p>0.7638888889</text:p>
          </table:table-cell>
          <table:table-cell office:value-type="float" office:value="1.37930555555556">
            <text:p>1.3793055556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63157894736842">
            <text:p>0.7631578947</text:p>
          </table:table-cell>
          <table:table-cell office:value-type="float" office:value="1.365">
            <text:p>1.365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0.762987012987013">
            <text:p>0.762987013</text:p>
          </table:table-cell>
          <table:table-cell office:value-type="float" office:value="1.36746753246753">
            <text:p>1.3674675325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29619047619048">
            <text:p>1.2961904762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28047619047619">
            <text:p>1.2804761905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6047619047619">
            <text:p>1.360476190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7047619047619">
            <text:p>1.3704761905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7452380952381">
            <text:p>1.374523809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61194029850746">
            <text:p>0.7611940299</text:p>
          </table:table-cell>
          <table:table-cell office:value-type="float" office:value="1.36582089552239">
            <text:p>1.3658208955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60869565217391">
            <text:p>0.7608695652</text:p>
          </table:table-cell>
          <table:table-cell office:value-type="float" office:value="1.34826086956522">
            <text:p>1.3482608696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6">
            <text:p>0.76</text:p>
          </table:table-cell>
          <table:table-cell office:value-type="float" office:value="1.3616">
            <text:p>1.3616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6">
            <text:p>0.76</text:p>
          </table:table-cell>
          <table:table-cell office:value-type="float" office:value="1.3824">
            <text:p>1.3824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6">
            <text:p>0.76</text:p>
          </table:table-cell>
          <table:table-cell office:value-type="float" office:value="1.3344">
            <text:p>1.3344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58620689655172">
            <text:p>0.7586206897</text:p>
          </table:table-cell>
          <table:table-cell office:value-type="float" office:value="1.35758620689655">
            <text:p>1.3575862069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57575757575758">
            <text:p>0.7575757576</text:p>
          </table:table-cell>
          <table:table-cell office:value-type="float" office:value="1.38424242424242">
            <text:p>1.3842424242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37121212121212">
            <text:p>1.3712121212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56756756756757">
            <text:p>0.7567567568</text:p>
          </table:table-cell>
          <table:table-cell office:value-type="float" office:value="1.36351351351351">
            <text:p>1.3635135135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54716981132076">
            <text:p>0.7547169811</text:p>
          </table:table-cell>
          <table:table-cell office:value-type="float" office:value="1.36018867924528">
            <text:p>1.3601886792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54716981132076">
            <text:p>0.7547169811</text:p>
          </table:table-cell>
          <table:table-cell office:value-type="float" office:value="1.38301886792453">
            <text:p>1.3830188679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752">
            <text:p>0.752</text:p>
          </table:table-cell>
          <table:table-cell office:value-type="float" office:value="1.36704">
            <text:p>1.36704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125">
            <text:p>1.3125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375">
            <text:p>1.35375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53125">
            <text:p>1.3453125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4375">
            <text:p>1.384375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9">
            <text:p>1.389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725">
            <text:p>1.2725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8083333333333">
            <text:p>1.2808333333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375">
            <text:p>1.32375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409090909091">
            <text:p>1.3640909091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625">
            <text:p>1.32625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125">
            <text:p>1.35125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775">
            <text:p>1.2775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5625">
            <text:p>1.425625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375">
            <text:p>1.39375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3125">
            <text:p>1.43125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875">
            <text:p>1.37875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4375">
            <text:p>1.37437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4.3">
            <text:p>4.3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875">
            <text:p>1.32875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15">
            <text:p>1.3615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54875">
            <text:p>1.54875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083333333333">
            <text:p>1.3608333333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45">
            <text:p>1.3445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583333333333">
            <text:p>1.3758333333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428571428571">
            <text:p>1.3742857143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083333333333">
            <text:p>1.3608333333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625">
            <text:p>1.3962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125">
            <text:p>1.3812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1">
            <text:p>1.371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075">
            <text:p>1.3075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25">
            <text:p>1.312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65">
            <text:p>1.3465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25">
            <text:p>1.3225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075">
            <text:p>1.3075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625">
            <text:p>1.32625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46268656716418">
            <text:p>0.7462686567</text:p>
          </table:table-cell>
          <table:table-cell office:value-type="float" office:value="1.36567164179105">
            <text:p>1.3656716418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745762711864407">
            <text:p>0.7457627119</text:p>
          </table:table-cell>
          <table:table-cell office:value-type="float" office:value="1.36457627118644">
            <text:p>1.3645762712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745098039215686">
            <text:p>0.7450980392</text:p>
          </table:table-cell>
          <table:table-cell office:value-type="float" office:value="1.34254901960784">
            <text:p>1.3425490196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74390243902439">
            <text:p>0.743902439</text:p>
          </table:table-cell>
          <table:table-cell office:value-type="float" office:value="1.36390243902439">
            <text:p>1.363902439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743589743589744">
            <text:p>0.7435897436</text:p>
          </table:table-cell>
          <table:table-cell office:value-type="float" office:value="1.38897435897436">
            <text:p>1.388974359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742857142857143">
            <text:p>0.7428571429</text:p>
          </table:table-cell>
          <table:table-cell office:value-type="float" office:value="1.36485714285714">
            <text:p>1.3648571429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742857142857143">
            <text:p>0.7428571429</text:p>
          </table:table-cell>
          <table:table-cell office:value-type="float" office:value="1.35057142857143">
            <text:p>1.3505714286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34193548387097">
            <text:p>1.3419354839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37322580645161">
            <text:p>1.3732258065</text:p>
          </table:table-cell>
        </table:table-row>
        <table:table-row table:style-name="ro2">
          <table:table-cell office:value-type="float" office:value="2911">
            <text:p>291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5837037037037">
            <text:p>1.3583703704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8740740740741">
            <text:p>1.3874074074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4555555555556">
            <text:p>1.3455555556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8425925925926">
            <text:p>1.3842592593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3898">
            <text:p>1.3898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3696">
            <text:p>1.3696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39130434782609">
            <text:p>0.7391304348</text:p>
          </table:table-cell>
          <table:table-cell office:value-type="float" office:value="1.37739130434783">
            <text:p>1.3773913043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4565217391304">
            <text:p>1.3456521739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7913043478261">
            <text:p>1.3791304348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39130434782609">
            <text:p>0.7391304348</text:p>
          </table:table-cell>
          <table:table-cell office:value-type="float" office:value="1.38086956521739">
            <text:p>1.3808695652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595652173913">
            <text:p>1.3595652174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8086956521739">
            <text:p>1.3808695652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3217391304348">
            <text:p>1.332173913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737226277372263">
            <text:p>0.7372262774</text:p>
          </table:table-cell>
          <table:table-cell office:value-type="float" office:value="1.36182481751825">
            <text:p>1.3618248175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7421052631579">
            <text:p>1.3742105263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39460526315789">
            <text:p>1.3946052632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7526315789474">
            <text:p>1.3752631579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7052631578947">
            <text:p>1.3705263158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5315789473684">
            <text:p>1.3531578947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36111111111111">
            <text:p>0.7361111111</text:p>
          </table:table-cell>
          <table:table-cell office:value-type="float" office:value="1.36361111111111">
            <text:p>1.3636111111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35294117647059">
            <text:p>0.7352941176</text:p>
          </table:table-cell>
          <table:table-cell office:value-type="float" office:value="1.36676470588235">
            <text:p>1.3667647059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734513274336283">
            <text:p>0.7345132743</text:p>
          </table:table-cell>
          <table:table-cell office:value-type="float" office:value="1.37008849557522">
            <text:p>1.3700884956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734177215189873">
            <text:p>0.7341772152</text:p>
          </table:table-cell>
          <table:table-cell office:value-type="float" office:value="1.42227848101266">
            <text:p>1.422278481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544">
            <text:p>1.3544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7566666666667">
            <text:p>1.3756666667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7733333333333">
            <text:p>1.3773333333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6533333333333">
            <text:p>1.3653333333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6866666666667">
            <text:p>1.3686666667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6955555555556">
            <text:p>1.3695555556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7466666666667">
            <text:p>1.3746666667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4733333333333">
            <text:p>1.3473333333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731707317073171">
            <text:p>0.7317073171</text:p>
          </table:table-cell>
          <table:table-cell office:value-type="float" office:value="1.3990243902439">
            <text:p>1.3990243902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731707317073171">
            <text:p>0.7317073171</text:p>
          </table:table-cell>
          <table:table-cell office:value-type="float" office:value="1.36439024390244">
            <text:p>1.3643902439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6826923076923">
            <text:p>1.3682692308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3307692307692">
            <text:p>1.3330769231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730769230769231">
            <text:p>0.7307692308</text:p>
          </table:table-cell>
          <table:table-cell office:value-type="float" office:value="1.35615384615385">
            <text:p>1.3561538462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3153846153846">
            <text:p>1.3315384615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40192307692308">
            <text:p>1.4019230769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297297</text:p>
          </table:table-cell>
          <table:table-cell office:value-type="float" office:value="1.3745945945946">
            <text:p>1.3745945946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297297</text:p>
          </table:table-cell>
          <table:table-cell office:value-type="float" office:value="1.34216216216216">
            <text:p>1.3421621622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728395061728395">
            <text:p>0.7283950617</text:p>
          </table:table-cell>
          <table:table-cell office:value-type="float" office:value="1.35469135802469">
            <text:p>1.354691358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9454545454545">
            <text:p>1.3945454545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40363636363636">
            <text:p>1.4036363636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9909090909091">
            <text:p>1.3990909091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3727272727273">
            <text:p>1.3372727273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2454545454545">
            <text:p>1.3245454545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27363636363636">
            <text:p>1.2736363636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6363636363636">
            <text:p>1.3636363636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6909090909091">
            <text:p>1.3690909091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7545454545455">
            <text:p>1.3754545455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6181818181818">
            <text:p>1.3618181818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1818181818182">
            <text:p>1.3181818182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6454545454545">
            <text:p>1.364545454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6272727272727">
            <text:p>1.3627272727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2545454545455">
            <text:p>1.3254545455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6409090909091">
            <text:p>1.3640909091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726027397260274">
            <text:p>0.7260273973</text:p>
          </table:table-cell>
          <table:table-cell office:value-type="float" office:value="1.4072602739726">
            <text:p>1.407260274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725806451612903">
            <text:p>0.7258064516</text:p>
          </table:table-cell>
          <table:table-cell office:value-type="float" office:value="1.34048387096774">
            <text:p>1.340483871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725274725274725">
            <text:p>0.7252747253</text:p>
          </table:table-cell>
          <table:table-cell office:value-type="float" office:value="1.37505494505495">
            <text:p>1.3750549451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725190839694657">
            <text:p>0.7251908397</text:p>
          </table:table-cell>
          <table:table-cell office:value-type="float" office:value="1.3636641221374">
            <text:p>1.3636641221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1.372">
            <text:p>1.372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0.724137931034483">
            <text:p>0.724137931</text:p>
          </table:table-cell>
          <table:table-cell office:value-type="float" office:value="1.38241379310345">
            <text:p>1.3824137931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37206896551724">
            <text:p>1.3720689655</text:p>
          </table:table-cell>
        </table:table-row>
        <table:table-row table:style-name="ro2">
          <table:table-cell office:value-type="float" office:value="2937">
            <text:p>2937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7555555555556">
            <text:p>1.3755555556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1611111111111">
            <text:p>1.3161111111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6722222222222">
            <text:p>1.3672222222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5092592592593">
            <text:p>1.3509259259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2888888888889">
            <text:p>1.3288888889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3555555555556">
            <text:p>1.3355555556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632">
            <text:p>632</text:p>
          </table:table-cell>
          <table:table-cell office:value-type="float" office:value="1">
            <text:p>1</text:p>
          </table:table-cell>
          <table:table-cell office:value-type="float" office:value="0.721518987341772">
            <text:p>0.7215189873</text:p>
          </table:table-cell>
          <table:table-cell office:value-type="float" office:value="1.36253164556962">
            <text:p>1.3625316456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721518987341772">
            <text:p>0.7215189873</text:p>
          </table:table-cell>
          <table:table-cell office:value-type="float" office:value="1.36075949367089">
            <text:p>1.3607594937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2093023255814">
            <text:p>0.7209302326</text:p>
          </table:table-cell>
          <table:table-cell office:value-type="float" office:value="1.3506976744186">
            <text:p>1.3506976744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718446601941748">
            <text:p>0.7184466019</text:p>
          </table:table-cell>
          <table:table-cell office:value-type="float" office:value="1.3773786407767">
            <text:p>1.3773786408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717948717948718">
            <text:p>0.7179487179</text:p>
          </table:table-cell>
          <table:table-cell office:value-type="float" office:value="1.36128205128205">
            <text:p>1.3612820513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0.717391304347826">
            <text:p>0.7173913043</text:p>
          </table:table-cell>
          <table:table-cell office:value-type="float" office:value="1.36428853754941">
            <text:p>1.3642885375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717171717171717">
            <text:p>0.7171717172</text:p>
          </table:table-cell>
          <table:table-cell office:value-type="float" office:value="1.38424242424242">
            <text:p>1.3842424242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16981132075472">
            <text:p>0.7169811321</text:p>
          </table:table-cell>
          <table:table-cell office:value-type="float" office:value="1.36433962264151">
            <text:p>1.3643396226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16417910447761">
            <text:p>0.7164179104</text:p>
          </table:table-cell>
          <table:table-cell office:value-type="float" office:value="1.34925373134328">
            <text:p>1.3492537313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190476190476">
            <text:p>1.3619047619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809523809524">
            <text:p>1.3480952381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29428571428571">
            <text:p>1.2942857143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714285714286">
            <text:p>1.3871428571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3142857142857">
            <text:p>1.4314285714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3857142857143">
            <text:p>1.3385714286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947619047619">
            <text:p>1.3947619048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447619047619">
            <text:p>1.3447619048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0571428571429">
            <text:p>1.3057142857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095238095238">
            <text:p>1.350952381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1714285714286">
            <text:p>1.4171428571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571428571429">
            <text:p>1.3657142857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214285714286">
            <text:p>1.3521428571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714285714286">
            <text:p>1.3571428571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8704761904762">
            <text:p>1.387047619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8285714285714">
            <text:p>1.3828571429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857142857143">
            <text:p>1.3585714286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2857142857143">
            <text:p>1.3285714286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9285714285714">
            <text:p>1.3928571429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357142857143">
            <text:p>1.3635714286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7428571428571">
            <text:p>1.3742857143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1571428571429">
            <text:p>1.3157142857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2285714285714">
            <text:p>1.3228571429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571428571429">
            <text:p>1.3657142857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7857142857143">
            <text:p>1.3785714286</text:p>
          </table:table-cell>
        </table:table-row>
        <table:table-row table:style-name="ro2">
          <table:table-cell office:value-type="float" office:value="2936">
            <text:p>2936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713286713286713">
            <text:p>0.7132867133</text:p>
          </table:table-cell>
          <table:table-cell office:value-type="float" office:value="1.36482517482518">
            <text:p>1.3648251748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7263157894737">
            <text:p>1.3726315789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5342105263158">
            <text:p>1.3534210526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5131578947368">
            <text:p>1.3513157895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09677419354839">
            <text:p>0.7096774194</text:p>
          </table:table-cell>
          <table:table-cell office:value-type="float" office:value="1.36161290322581">
            <text:p>1.3616129032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09677419354839">
            <text:p>0.7096774194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709090909090909">
            <text:p>0.7090909091</text:p>
          </table:table-cell>
          <table:table-cell office:value-type="float" office:value="1.36745454545455">
            <text:p>1.3674545455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35625">
            <text:p>1.35625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35458333333333">
            <text:p>1.3545833333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07317073170732">
            <text:p>0.7073170732</text:p>
          </table:table-cell>
          <table:table-cell office:value-type="float" office:value="1.34926829268293">
            <text:p>1.3492682927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06896551724138">
            <text:p>0.7068965517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7470588235294">
            <text:p>1.3747058824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29882352941176">
            <text:p>1.2988235294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6764705882353">
            <text:p>1.3676470588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5352941176471">
            <text:p>1.3535294118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3617647058824">
            <text:p>1.3361764706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4882352941176">
            <text:p>1.3488235294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4705882352941">
            <text:p>1.3470588235</text:p>
          </table:table-cell>
        </table:table-row>
        <table:table-row table:style-name="ro2" table:visibility="filter">
          <table:table-cell office:value-type="float" office:value="3383">
            <text:p>338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43441176470588">
            <text:p>1.4344117647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.705202312138728">
            <text:p>0.7052023121</text:p>
          </table:table-cell>
          <table:table-cell office:value-type="float" office:value="1.34849710982659">
            <text:p>1.3484971098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704545454545455">
            <text:p>0.7045454545</text:p>
          </table:table-cell>
          <table:table-cell office:value-type="float" office:value="1.36954545454545">
            <text:p>1.3695454545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04545454545455">
            <text:p>0.7045454545</text:p>
          </table:table-cell>
          <table:table-cell office:value-type="float" office:value="1.36659090909091">
            <text:p>1.3665909091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36185185185185">
            <text:p>1.3618518519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02702702702703">
            <text:p>0.7027027027</text:p>
          </table:table-cell>
          <table:table-cell office:value-type="float" office:value="1.36891891891892">
            <text:p>1.3689189189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702702702702703">
            <text:p>0.7027027027</text:p>
          </table:table-cell>
          <table:table-cell office:value-type="float" office:value="1.38297297297297">
            <text:p>1.382972973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6</text:p>
          </table:table-cell>
          <table:table-cell office:value-type="float" office:value="1.36280701754386">
            <text:p>1.3628070175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701149425287356">
            <text:p>0.701149425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269">
            <text:p>1.269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935">
            <text:p>1.3935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435">
            <text:p>1.3435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65">
            <text:p>1.3765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933333333333">
            <text:p>1.3593333333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4325">
            <text:p>1.34325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403">
            <text:p>1.403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297">
            <text:p>1.297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87">
            <text:p>1.387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61">
            <text:p>1.361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85">
            <text:p>1.3585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97674418604651">
            <text:p>0.6976744186</text:p>
          </table:table-cell>
          <table:table-cell office:value-type="float" office:value="1.35883720930233">
            <text:p>1.3588372093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696969696969697">
            <text:p>0.696969697</text:p>
          </table:table-cell>
          <table:table-cell office:value-type="float" office:value="1.34818181818182">
            <text:p>1.3481818182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696969696969697">
            <text:p>0.696969697</text:p>
          </table:table-cell>
          <table:table-cell office:value-type="float" office:value="1.37181818181818">
            <text:p>1.3718181818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6972826086957">
            <text:p>1.3697282609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6608695652174">
            <text:p>1.3660869565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28692307692308">
            <text:p>1.2869230769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4076923076923">
            <text:p>1.3407692308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3692307692308">
            <text:p>1.3369230769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2769230769231">
            <text:p>1.3276923077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5846153846154">
            <text:p>1.3584615385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6615384615385">
            <text:p>1.3661538462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9025641025641">
            <text:p>1.3902564103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5307692307692">
            <text:p>1.3530769231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3076923076923">
            <text:p>1.3307692308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307692307692">
            <text:p>1.3630769231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41076923076923">
            <text:p>1.4107692308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4230769230769">
            <text:p>1.3423076923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7615384615385">
            <text:p>1.3761538462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5692307692308">
            <text:p>1.3569230769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2769230769231">
            <text:p>1.3276923077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6153846153846">
            <text:p>1.3615384615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68153846153846">
            <text:p>1.6815384615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846153846154">
            <text:p>1.3684615385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2461538461538">
            <text:p>1.3246153846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384615384615">
            <text:p>1.3638461538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0.691588785046729">
            <text:p>0.691588785</text:p>
          </table:table-cell>
          <table:table-cell office:value-type="float" office:value="1.38004672897196">
            <text:p>1.380046729</text:p>
          </table:table-cell>
        </table:table-row>
        <table:table-row table:style-name="ro2">
          <table:table-cell office:value-type="float" office:value="2946">
            <text:p>2946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90909090909091">
            <text:p>0.6909090909</text:p>
          </table:table-cell>
          <table:table-cell office:value-type="float" office:value="1.35854545454545">
            <text:p>1.3585454545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689655172413793">
            <text:p>0.6896551724</text:p>
          </table:table-cell>
          <table:table-cell office:value-type="float" office:value="1.36086206896552">
            <text:p>1.360862069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88888888888889">
            <text:p>0.6888888889</text:p>
          </table:table-cell>
          <table:table-cell office:value-type="float" office:value="1.35177777777778">
            <text:p>1.3517777778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688524590163934">
            <text:p>0.6885245902</text:p>
          </table:table-cell>
          <table:table-cell office:value-type="float" office:value="1.36918032786885">
            <text:p>1.3691803279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61875">
            <text:p>1.361875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56875">
            <text:p>1.35687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43125">
            <text:p>1.343125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7125">
            <text:p>1.3712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7875">
            <text:p>1.37875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86046511627907">
            <text:p>0.6860465116</text:p>
          </table:table-cell>
          <table:table-cell office:value-type="float" office:value="1.38104651162791">
            <text:p>1.3810465116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85714285714286">
            <text:p>0.6857142857</text:p>
          </table:table-cell>
          <table:table-cell office:value-type="float" office:value="1.33857142857143">
            <text:p>1.3385714286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4578947368421">
            <text:p>1.3457894737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37842105263158">
            <text:p>1.3784210526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7263157894737">
            <text:p>1.3726315789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0.683734939759036">
            <text:p>0.6837349398</text:p>
          </table:table-cell>
          <table:table-cell office:value-type="float" office:value="1.37433734939759">
            <text:p>1.3743373494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37818181818182">
            <text:p>1.3781818182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34045454545455">
            <text:p>1.3404545455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4318181818182">
            <text:p>1.3431818182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78571428571429">
            <text:p>0.6785714286</text:p>
          </table:table-cell>
          <table:table-cell office:value-type="float" office:value="1.30714285714286">
            <text:p>1.3071428571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78571428571429">
            <text:p>0.6785714286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78571428571429">
            <text:p>0.6785714286</text:p>
          </table:table-cell>
          <table:table-cell office:value-type="float" office:value="1.36892857142857">
            <text:p>1.3689285714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677966101694915">
            <text:p>0.6779661017</text:p>
          </table:table-cell>
          <table:table-cell office:value-type="float" office:value="1.36508474576271">
            <text:p>1.3650847458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7741935483871">
            <text:p>0.6774193548</text:p>
          </table:table-cell>
          <table:table-cell office:value-type="float" office:value="1.39322580645161">
            <text:p>1.3932258065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3741935483871">
            <text:p>1.3741935484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36354838709677">
            <text:p>1.3635483871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676923076923077">
            <text:p>0.6769230769</text:p>
          </table:table-cell>
          <table:table-cell office:value-type="float" office:value="1.35984615384615">
            <text:p>1.3598461538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76470588235294">
            <text:p>0.6764705882</text:p>
          </table:table-cell>
          <table:table-cell office:value-type="float" office:value="1.37705882352941">
            <text:p>1.3770588235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38081081081081">
            <text:p>1.3808108108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1.37575">
            <text:p>1.37575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74418604651163">
            <text:p>0.6744186047</text:p>
          </table:table-cell>
          <table:table-cell office:value-type="float" office:value="1.3746511627907">
            <text:p>1.3746511628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73913043478261">
            <text:p>0.6739130435</text:p>
          </table:table-cell>
          <table:table-cell office:value-type="float" office:value="1.37804347826087">
            <text:p>1.3780434783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673913043478261">
            <text:p>0.6739130435</text:p>
          </table:table-cell>
          <table:table-cell office:value-type="float" office:value="1.37478260869565">
            <text:p>1.3747826087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673469387755102">
            <text:p>0.6734693878</text:p>
          </table:table-cell>
          <table:table-cell office:value-type="float" office:value="1.37122448979592">
            <text:p>1.3712244898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0.671122994652406">
            <text:p>0.6711229947</text:p>
          </table:table-cell>
          <table:table-cell office:value-type="float" office:value="1.42505347593583">
            <text:p>1.4250534759</text:p>
          </table:table-cell>
        </table:table-row>
        <table:table-row table:style-name="ro2">
          <table:table-cell office:value-type="float" office:value="3036">
            <text:p>3036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669565217391304">
            <text:p>0.6695652174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656862745098">
            <text:p>1.3965686275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222222222222">
            <text:p>1.3422222222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416666666667">
            <text:p>1.3541666667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228070175439">
            <text:p>1.3622807018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9666666666667">
            <text:p>1.2966666667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380952380952">
            <text:p>1.3638095238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692307692308">
            <text:p>1.3769230769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888888888889">
            <text:p>1.3388888889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80066666666667">
            <text:p>3.8006666667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9222222222222">
            <text:p>1.2922222222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777777777778">
            <text:p>1.3377777778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833333333333">
            <text:p>1.4383333333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238095238095">
            <text:p>1.3823809524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461538461538">
            <text:p>1.3646153846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90333333333333">
            <text:p>3.9033333333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166666666667">
            <text:p>1.3716666667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180952380952">
            <text:p>1.3618095238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833333333333">
            <text:p>1.3183333333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9333333333333">
            <text:p>1.2933333333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933333333333">
            <text:p>1.3593333333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4.52333333333333">
            <text:p>4.5233333333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9333333333333">
            <text:p>1.2933333333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151515151515">
            <text:p>1.3215151515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888888888889">
            <text:p>1.3688888889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777777777778">
            <text:p>1.3477777778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888888888889">
            <text:p>1.6888888889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4.16">
            <text:p>4.16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6666666666667">
            <text:p>1.2666666667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583333333333">
            <text:p>1.3558333333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814814814815">
            <text:p>1.3781481481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52380952381">
            <text:p>1.3252380952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0833333333333">
            <text:p>1.3083333333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866666666667">
            <text:p>1.3286666667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037037037037">
            <text:p>1.3603703704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740740740741">
            <text:p>1.3574074074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8333333333333">
            <text:p>1.2833333333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916666666667">
            <text:p>1.3991666667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6333333333333">
            <text:p>1.2633333333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777777777778">
            <text:p>1.3577777778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833333333333">
            <text:p>1.4083333333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8166666666667">
            <text:p>1.2816666667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583333333333">
            <text:p>1.3958333333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0333333333333">
            <text:p>1.3033333333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9333333333333">
            <text:p>1.2933333333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777777777778">
            <text:p>1.3277777778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6333333333333">
            <text:p>1.2633333333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4.01666666666667">
            <text:p>4.0166666667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222222222222">
            <text:p>1.3722222222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555555555556">
            <text:p>1.3555555556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833333333333">
            <text:p>1.3183333333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95333333333333">
            <text:p>3.9533333333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4.32333333333333">
            <text:p>4.3233333333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7666666666667">
            <text:p>1.2766666667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6666666666667">
            <text:p>1.4666666667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444444444444">
            <text:p>1.3944444444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5666666666667">
            <text:p>2.1566666667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5333333333333">
            <text:p>1.4533333333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7333333333333">
            <text:p>2.2733333333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833333333333">
            <text:p>1.3283333333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6666666666667">
            <text:p>1.2666666667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67">
            <text:p>3.67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77">
            <text:p>2.77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9833333333333">
            <text:p>2.2983333333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6625">
            <text:p>0.6625</text:p>
          </table:table-cell>
          <table:table-cell office:value-type="float" office:value="1.351625">
            <text:p>1.351625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61290322580645">
            <text:p>0.6612903226</text:p>
          </table:table-cell>
          <table:table-cell office:value-type="float" office:value="1.34483870967742">
            <text:p>1.3448387097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60714285714286">
            <text:p>0.6607142857</text:p>
          </table:table-cell>
          <table:table-cell office:value-type="float" office:value="1.39464285714286">
            <text:p>1.3946428571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57894736842105">
            <text:p>0.6578947368</text:p>
          </table:table-cell>
          <table:table-cell office:value-type="float" office:value="1.34815789473684">
            <text:p>1.3481578947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657142857142857">
            <text:p>0.6571428571</text:p>
          </table:table-cell>
          <table:table-cell office:value-type="float" office:value="1.38471428571429">
            <text:p>1.3847142857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657142857142857">
            <text:p>0.6571428571</text:p>
          </table:table-cell>
          <table:table-cell office:value-type="float" office:value="1.37485714285714">
            <text:p>1.3748571429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57142857142857">
            <text:p>0.6571428571</text:p>
          </table:table-cell>
          <table:table-cell office:value-type="float" office:value="1.36942857142857">
            <text:p>1.3694285714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0.656716417910448">
            <text:p>0.6567164179</text:p>
          </table:table-cell>
          <table:table-cell office:value-type="float" office:value="1.35171641791045">
            <text:p>1.3517164179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37379310344828">
            <text:p>1.3737931034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36810344827586">
            <text:p>1.3681034483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1.35105769230769">
            <text:p>1.3510576923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53846153846154">
            <text:p>0.6538461538</text:p>
          </table:table-cell>
          <table:table-cell office:value-type="float" office:value="1.35038461538462">
            <text:p>1.3503846154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0347826086957">
            <text:p>1.3034782609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36608695652174">
            <text:p>1.3660869565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504347826087">
            <text:p>1.3504347826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651785714285714">
            <text:p>0.6517857143</text:p>
          </table:table-cell>
          <table:table-cell office:value-type="float" office:value="1.36607142857143">
            <text:p>1.3660714286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695">
            <text:p>1.3695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595">
            <text:p>1.3595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105">
            <text:p>1.3105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9216666666667">
            <text:p>1.3921666667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69">
            <text:p>1.369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648148148148148">
            <text:p>0.6481481481</text:p>
          </table:table-cell>
          <table:table-cell office:value-type="float" office:value="1.41098765432099">
            <text:p>1.4109876543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647887323943662">
            <text:p>0.6478873239</text:p>
          </table:table-cell>
          <table:table-cell office:value-type="float" office:value="1.35901408450704">
            <text:p>1.3590140845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47887323943662">
            <text:p>0.6478873239</text:p>
          </table:table-cell>
          <table:table-cell office:value-type="float" office:value="1.36450704225352">
            <text:p>1.3645070423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5882352941176">
            <text:p>1.3588235294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6117647058824">
            <text:p>1.3611764706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1705882352941">
            <text:p>1.3170588235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8235294117647">
            <text:p>1.3823529412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6058823529412">
            <text:p>1.3605882353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5823529411765">
            <text:p>1.3582352941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4158064516129">
            <text:p>1.4158064516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644171779141104">
            <text:p>0.6441717791</text:p>
          </table:table-cell>
          <table:table-cell office:value-type="float" office:value="1.3859509202454">
            <text:p>1.3859509202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643478260869565">
            <text:p>0.6434782609</text:p>
          </table:table-cell>
          <table:table-cell office:value-type="float" office:value="1.3484347826087">
            <text:p>1.3484347826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7571428571429">
            <text:p>1.3757142857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40285714285714">
            <text:p>1.4028571429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87285714285714">
            <text:p>1.8728571429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6214285714286">
            <text:p>1.3621428571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9785714285714">
            <text:p>1.3978571429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38888888888889">
            <text:p>0.6388888889</text:p>
          </table:table-cell>
          <table:table-cell office:value-type="float" office:value="1.97305555555556">
            <text:p>1.9730555556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638888888888889">
            <text:p>0.6388888889</text:p>
          </table:table-cell>
          <table:table-cell office:value-type="float" office:value="1.77888888888889">
            <text:p>1.7788888889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38297872340426">
            <text:p>0.6382978723</text:p>
          </table:table-cell>
          <table:table-cell office:value-type="float" office:value="1.37021276595745">
            <text:p>1.370212766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40090909090909">
            <text:p>1.4009090909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6181818181818">
            <text:p>1.3618181818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5909090909091">
            <text:p>1.3590909091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3272727272727">
            <text:p>1.3327272727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4727272727273">
            <text:p>1.3472727273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8454545454545">
            <text:p>1.3845454545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6727272727273">
            <text:p>1.3672727273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9363636363636">
            <text:p>1.3936363636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41545454545455">
            <text:p>1.4154545455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6181818181818">
            <text:p>1.3618181818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5515151515152">
            <text:p>1.3551515152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29090909090909">
            <text:p>1.2909090909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29272727272727">
            <text:p>1.2927272727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5181818181818">
            <text:p>1.3518181818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1181818181818">
            <text:p>1.3118181818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8181818181818">
            <text:p>1.3818181818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5545454545455">
            <text:p>1.355454545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4909090909091">
            <text:p>1.3490909091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7454545454545">
            <text:p>1.3745454545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6969696969697">
            <text:p>1.3696969697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634615384615385">
            <text:p>0.6346153846</text:p>
          </table:table-cell>
          <table:table-cell office:value-type="float" office:value="1.38211538461538">
            <text:p>1.3821153846</text:p>
          </table:table-cell>
        </table:table-row>
        <table:table-row table:style-name="ro2" table:visibility="filter">
          <table:table-cell office:value-type="float" office:value="3460">
            <text:p>346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34146341463415">
            <text:p>0.6341463415</text:p>
          </table:table-cell>
          <table:table-cell office:value-type="float" office:value="1.44829268292683">
            <text:p>1.4482926829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633333333333333">
            <text:p>0.6333333333</text:p>
          </table:table-cell>
          <table:table-cell office:value-type="float" office:value="1.35766666666667">
            <text:p>1.3576666667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7052631578947">
            <text:p>1.3705263158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32105263157895">
            <text:p>1.3210526316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42263157894737">
            <text:p>1.4226315789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34894736842105">
            <text:p>1.3489473684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8345679012346">
            <text:p>1.3834567901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452">
            <text:p>345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629032258064516">
            <text:p>0.6290322581</text:p>
          </table:table-cell>
          <table:table-cell office:value-type="float" office:value="1.43161290322581">
            <text:p>1.4316129032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28571428571429">
            <text:p>0.6285714286</text:p>
          </table:table-cell>
          <table:table-cell office:value-type="float" office:value="1.35114285714286">
            <text:p>1.3511428571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28571428571429">
            <text:p>0.6285714286</text:p>
          </table:table-cell>
          <table:table-cell office:value-type="float" office:value="1.74714285714286">
            <text:p>1.7471428571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626865671641791">
            <text:p>0.6268656716</text:p>
          </table:table-cell>
          <table:table-cell office:value-type="float" office:value="1.36910447761194">
            <text:p>1.3691044776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5625">
            <text:p>1.35625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8583333333333">
            <text:p>1.3858333333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281875">
            <text:p>1.28187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7875">
            <text:p>1.37875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2125">
            <text:p>1.32125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0541666666667">
            <text:p>1.3054166667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0625">
            <text:p>1.30625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3916666666667">
            <text:p>1.3391666667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53125">
            <text:p>1.353125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43375">
            <text:p>1.43375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2625">
            <text:p>1.32625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70625">
            <text:p>1.370625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3625">
            <text:p>1.33625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20689655172414">
            <text:p>0.6206896552</text:p>
          </table:table-cell>
          <table:table-cell office:value-type="float" office:value="1.37827586206897">
            <text:p>1.3782758621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1.3614">
            <text:p>1.3614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2.1052380952381">
            <text:p>2.1052380952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4904761904762">
            <text:p>1.349047619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8095238095238">
            <text:p>1.380952381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3190476190476">
            <text:p>1.3319047619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17647058823529">
            <text:p>0.6176470588</text:p>
          </table:table-cell>
          <table:table-cell office:value-type="float" office:value="1.35294117647059">
            <text:p>1.3529411765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4384615384615">
            <text:p>1.3438461538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41076923076923">
            <text:p>1.4107692308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7179487179487">
            <text:p>1.3717948718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6538461538462">
            <text:p>1.3653846154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613333333333333">
            <text:p>0.6133333333</text:p>
          </table:table-cell>
          <table:table-cell office:value-type="float" office:value="1.35213333333333">
            <text:p>1.3521333333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5055555555556">
            <text:p>1.3505555556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3277777777778">
            <text:p>1.3327777778</text:p>
          </table:table-cell>
        </table:table-row>
        <table:table-row table:style-name="ro2">
          <table:table-cell office:value-type="float" office:value="3148">
            <text:p>3148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6398148148148">
            <text:p>1.3639814815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6388888888889">
            <text:p>1.3638888889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2611111111111">
            <text:p>1.3261111111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7055555555556">
            <text:p>1.3705555556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1.35869565217391">
            <text:p>1.3586956522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07142857142857">
            <text:p>0.6071428571</text:p>
          </table:table-cell>
          <table:table-cell office:value-type="float" office:value="1.34571428571429">
            <text:p>1.3457142857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06060606060606">
            <text:p>0.6060606061</text:p>
          </table:table-cell>
          <table:table-cell office:value-type="float" office:value="1.37515151515152">
            <text:p>1.3751515152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05263157894737">
            <text:p>0.6052631579</text:p>
          </table:table-cell>
          <table:table-cell office:value-type="float" office:value="2.20394736842105">
            <text:p>2.2039473684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04651162790698">
            <text:p>0.6046511628</text:p>
          </table:table-cell>
          <table:table-cell office:value-type="float" office:value="1.81558139534884">
            <text:p>1.8155813953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604166666666667">
            <text:p>0.6041666667</text:p>
          </table:table-cell>
          <table:table-cell office:value-type="float" office:value="1.37208333333333">
            <text:p>1.3720833333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512">
            <text:p>1.3512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47">
            <text:p>1.347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286">
            <text:p>1.286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7">
            <text:p>1.327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7">
            <text:p>1.367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6">
            <text:p>1.396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466666666667">
            <text:p>1.3746666667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68">
            <text:p>1.3668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75">
            <text:p>1.275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32380952381">
            <text:p>1.3932380952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17">
            <text:p>1.317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933333333333">
            <text:p>1.3693333333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1">
            <text:p>1.341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6">
            <text:p>1.326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066666666667">
            <text:p>1.3206666667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47">
            <text:p>1.347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5066666666667">
            <text:p>1.3506666667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92">
            <text:p>1.292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02">
            <text:p>1.302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76">
            <text:p>2.176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11">
            <text:p>1.311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86">
            <text:p>1.286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8">
            <text:p>1.398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593220338983051">
            <text:p>0.593220339</text:p>
          </table:table-cell>
          <table:table-cell office:value-type="float" office:value="1.37627118644068">
            <text:p>1.3762711864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593023255813954">
            <text:p>0.5930232558</text:p>
          </table:table-cell>
          <table:table-cell office:value-type="float" office:value="1.35895348837209">
            <text:p>1.3589534884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38941176470588">
            <text:p>1.3894117647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37058823529412">
            <text:p>1.3705882353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37176470588235">
            <text:p>1.3717647059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35705882352941">
            <text:p>1.3570588235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</text:p>
          </table:table-cell>
          <table:table-cell office:value-type="float" office:value="1.33195652173913">
            <text:p>1.3319565217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36655172413793">
            <text:p>1.3665517241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86206896551724">
            <text:p>0.5862068966</text:p>
          </table:table-cell>
          <table:table-cell office:value-type="float" office:value="1.39965517241379">
            <text:p>1.3996551724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86206896551724">
            <text:p>0.5862068966</text:p>
          </table:table-cell>
          <table:table-cell office:value-type="float" office:value="1.35793103448276">
            <text:p>1.3579310345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85365853658537">
            <text:p>0.5853658537</text:p>
          </table:table-cell>
          <table:table-cell office:value-type="float" office:value="1.29951219512195">
            <text:p>1.2995121951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5791666666667">
            <text:p>1.3579166667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5916666666667">
            <text:p>1.3591666667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9416666666667">
            <text:p>1.3941666667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7041666666667">
            <text:p>1.3704166667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4916666666667">
            <text:p>1.3491666667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81395348837209">
            <text:p>0.5813953488</text:p>
          </table:table-cell>
          <table:table-cell office:value-type="float" office:value="1.42186046511628">
            <text:p>1.4218604651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38684210526316">
            <text:p>1.3868421053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36473684210526">
            <text:p>1.3647368421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37421052631579">
            <text:p>1.3742105263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34947368421053">
            <text:p>1.3494736842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76923076923077">
            <text:p>0.5769230769</text:p>
          </table:table-cell>
          <table:table-cell office:value-type="float" office:value="1.36692307692308">
            <text:p>1.3669230769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36192307692308">
            <text:p>1.3619230769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41214285714286">
            <text:p>1.4121428571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41857142857143">
            <text:p>1.4185714286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5380952380952">
            <text:p>1.3538095238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3214285714286">
            <text:p>1.3321428571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7857142857143">
            <text:p>1.3785714286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6785714285714">
            <text:p>1.3678571429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714285714286">
            <text:p>1.3871428571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09285714285714">
            <text:p>2.0928571429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1.38566666666667">
            <text:p>1.3856666667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36652173913043">
            <text:p>1.3665217391</text:p>
          </table:table-cell>
        </table:table-row>
        <table:table-row table:style-name="ro2">
          <table:table-cell office:value-type="float" office:value="3492">
            <text:p>3492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.564102564102564">
            <text:p>0.5641025641</text:p>
          </table:table-cell>
          <table:table-cell office:value-type="float" office:value="1.9317094017094">
            <text:p>1.9317094017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35375">
            <text:p>1.35375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8259259259259">
            <text:p>1.3825925926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7222222222222">
            <text:p>1.3722222222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41814814814815">
            <text:p>1.4181481481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3111111111111">
            <text:p>1.3311111111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0888888888889">
            <text:p>1.3088888889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41111111111111">
            <text:p>1.4111111111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9888888888889">
            <text:p>1.3988888889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5555555555556">
            <text:p>1.3555555556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6888888888889">
            <text:p>1.3688888889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51020408163265">
            <text:p>0.5510204082</text:p>
          </table:table-cell>
          <table:table-cell office:value-type="float" office:value="2.28897959183673">
            <text:p>2.2889795918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550724637681159">
            <text:p>0.5507246377</text:p>
          </table:table-cell>
          <table:table-cell office:value-type="float" office:value="1.89869565217391">
            <text:p>1.8986956522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377">
            <text:p>1.377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333">
            <text:p>1.333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7636363636364">
            <text:p>1.3763636364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6545454545455">
            <text:p>1.3654545455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4363636363636">
            <text:p>1.3436363636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4545454545455">
            <text:p>1.345454545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6909090909091">
            <text:p>1.3690909091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6576923076923">
            <text:p>1.3657692308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35461538461538">
            <text:p>1.3546153846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36076923076923">
            <text:p>1.3607692308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35692307692308">
            <text:p>1.3569230769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27846153846154">
            <text:p>1.2784615385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37307692307692">
            <text:p>1.3730769231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38461538461538">
            <text:p>1.3846153846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36585365853659">
            <text:p>0.5365853659</text:p>
          </table:table-cell>
          <table:table-cell office:value-type="float" office:value="1.35365853658537">
            <text:p>1.3536585366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35714285714286">
            <text:p>0.5357142857</text:p>
          </table:table-cell>
          <table:table-cell office:value-type="float" office:value="1.30642857142857">
            <text:p>1.3064285714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34533333333333">
            <text:p>1.3453333333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37133333333333">
            <text:p>1.3713333333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91705882352941">
            <text:p>1.9170588235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31684210526316">
            <text:p>1.3168421053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29526315789474">
            <text:p>1.2952631579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38421052631579">
            <text:p>1.3842105263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36526315789474">
            <text:p>1.3652631579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3752">
            <text:p>1.3752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14285714285714">
            <text:p>0.5142857143</text:p>
          </table:table-cell>
          <table:table-cell office:value-type="float" office:value="2.21342857142857">
            <text:p>2.2134285714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509090909090909">
            <text:p>0.509090909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833333333333">
            <text:p>1.2783333333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65">
            <text:p>1.265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265">
            <text:p>4.26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826">
            <text:p>3.826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65">
            <text:p>1.3765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166666666667">
            <text:p>1.3816666667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26">
            <text:p>4.26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045">
            <text:p>4.045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416666666667">
            <text:p>1.3341666667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05">
            <text:p>4.05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958333333333">
            <text:p>1.3395833333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9775">
            <text:p>3.977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833333333333">
            <text:p>1.3983333333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35">
            <text:p>4.35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24">
            <text:p>4.24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9775">
            <text:p>3.9775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71428571429">
            <text:p>1.3857142857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0333333333333">
            <text:p>3.5033333333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785714285714">
            <text:p>1.3378571429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7725">
            <text:p>4.7725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3125">
            <text:p>1.393125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37">
            <text:p>2.237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1875">
            <text:p>1.351875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08">
            <text:p>1.308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725">
            <text:p>4.72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125">
            <text:p>1.33125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428571428571">
            <text:p>1.3542857143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0375">
            <text:p>1.30375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25">
            <text:p>1.2825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0375">
            <text:p>1.40375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722222222222">
            <text:p>1.3872222222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695">
            <text:p>4.695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85">
            <text:p>2.785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3225">
            <text:p>4.3225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24">
            <text:p>4.24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94">
            <text:p>3.94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.135">
            <text:p>5.135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25">
            <text:p>1.3125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67">
            <text:p>3.67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.38333333333333">
            <text:p>5.3833333333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75">
            <text:p>1.3175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265">
            <text:p>4.265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115">
            <text:p>4.115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8225">
            <text:p>3.8225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84">
            <text:p>3.84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465">
            <text:p>4.465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74">
            <text:p>4.74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64">
            <text:p>4.64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900">
            <text:p>29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92666666666667">
            <text:p>1.9266666667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2.09210526315789">
            <text:p>2.0921052632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470588235294118">
            <text:p>0.4705882353</text:p>
          </table:table-cell>
          <table:table-cell office:value-type="float" office:value="4.15764705882353">
            <text:p>4.1576470588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36470588235294">
            <text:p>1.3647058824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42411764705882">
            <text:p>1.4241176471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465909090909091">
            <text:p>0.4659090909</text:p>
          </table:table-cell>
          <table:table-cell office:value-type="float" office:value="2.05181818181818">
            <text:p>2.0518181818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2962963</text:p>
          </table:table-cell>
          <table:table-cell office:value-type="float" office:value="2.00907407407407">
            <text:p>2.0090740741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40230769230769">
            <text:p>1.4023076923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39923076923077">
            <text:p>1.3992307692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461538461538462">
            <text:p>0.4615384615</text:p>
          </table:table-cell>
          <table:table-cell office:value-type="float" office:value="3.62692307692308">
            <text:p>3.6269230769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31923076923077">
            <text:p>1.3192307692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33384615384615">
            <text:p>1.3338461538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38818181818182">
            <text:p>1.3881818182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42090909090909">
            <text:p>1.4209090909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454545454545455">
            <text:p>0.4545454545</text:p>
          </table:table-cell>
          <table:table-cell office:value-type="float" office:value="4.25090909090909">
            <text:p>4.2509090909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6777777777778">
            <text:p>1.3677777778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7555555555556">
            <text:p>1.3755555556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444444444444444">
            <text:p>0.4444444444</text:p>
          </table:table-cell>
          <table:table-cell office:value-type="float" office:value="4.00333333333333">
            <text:p>4.0033333333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444444444444444">
            <text:p>0.4444444444</text:p>
          </table:table-cell>
          <table:table-cell office:value-type="float" office:value="4.50333333333333">
            <text:p>4.5033333333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38555555555556">
            <text:p>1.3855555556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461">
            <text:p>346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1.4368">
            <text:p>1.4368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394375">
            <text:p>1.394375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1.38565217391304">
            <text:p>1.3856521739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40571428571429">
            <text:p>1.4057142857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4.34333333333333">
            <text:p>4.3433333333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5285714285714">
            <text:p>1.3528571429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7857142857143">
            <text:p>1.3785714286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4.48714285714286">
            <text:p>4.4871428571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6571428571429">
            <text:p>1.3657142857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42571428571429">
            <text:p>1.4257142857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42142857142857">
            <text:p>1.4214285714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40571428571429">
            <text:p>1.4057142857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4142857142857">
            <text:p>1.3414285714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3571428571429">
            <text:p>1.3357142857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2571428571429">
            <text:p>1.3257142857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4571428571429">
            <text:p>1.3457142857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88714285714286">
            <text:p>3.8871428571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1.88615384615385">
            <text:p>1.8861538462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36894736842105">
            <text:p>1.3689473684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36583333333333">
            <text:p>1.3658333333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15333333333333">
            <text:p>2.1533333333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35235294117647">
            <text:p>1.3523529412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35176470588235">
            <text:p>1.3517647059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882">
            <text:p>3.882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14">
            <text:p>1.314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23">
            <text:p>1.323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437">
            <text:p>1.437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4.02">
            <text:p>4.02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984">
            <text:p>2.984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452">
            <text:p>3.452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892">
            <text:p>3.892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292">
            <text:p>1.292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4.146">
            <text:p>4.146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877">
            <text:p>1.877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4.07">
            <text:p>4.07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962">
            <text:p>3.962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382352941176471">
            <text:p>0.3823529412</text:p>
          </table:table-cell>
          <table:table-cell office:value-type="float" office:value="4.01323529411765">
            <text:p>4.0132352941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38375">
            <text:p>1.38375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14875">
            <text:p>2.14875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4.34625">
            <text:p>4.3462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38625">
            <text:p>1.38625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4.42125">
            <text:p>4.42125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4.36875">
            <text:p>4.3687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38272727272727">
            <text:p>1.3827272727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32545454545455">
            <text:p>1.3254545455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33818181818182">
            <text:p>1.3381818182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18909090909091">
            <text:p>2.1890909091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42636363636364">
            <text:p>1.4263636364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4.19285714285714">
            <text:p>4.1928571429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4.52571428571429">
            <text:p>4.5257142857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352941176470588">
            <text:p>0.3529411765</text:p>
          </table:table-cell>
          <table:table-cell office:value-type="float" office:value="4.04411764705882">
            <text:p>4.0441176471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46153846153846">
            <text:p>0.3461538462</text:p>
          </table:table-cell>
          <table:table-cell office:value-type="float" office:value="4.17115384615385">
            <text:p>4.1711538462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344827586206897">
            <text:p>0.3448275862</text:p>
          </table:table-cell>
          <table:table-cell office:value-type="float" office:value="4.27034482758621">
            <text:p>4.2703448276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36222222222222">
            <text:p>4.3622222222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16533333333333">
            <text:p>4.1653333333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90277777777778">
            <text:p>3.9027777778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29666666666667">
            <text:p>4.2966666667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908">
            <text:p>3.908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025">
            <text:p>4.025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42">
            <text:p>4.42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9833333333333">
            <text:p>1.2983333333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0833333333333">
            <text:p>1.3083333333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388888888889">
            <text:p>1.3838888889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9833333333333">
            <text:p>3.5983333333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6666666666667">
            <text:p>1.2666666667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175">
            <text:p>1.3175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91777777777778">
            <text:p>3.9177777778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32575757575758">
            <text:p>4.3257575758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4666666666667">
            <text:p>1.4466666667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5555555555556">
            <text:p>2.7555555556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23666666666667">
            <text:p>4.2366666667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166666666667">
            <text:p>1.4116666667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95">
            <text:p>3.95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8333333333333">
            <text:p>1.2833333333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97833333333333">
            <text:p>3.9783333333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73666666666667">
            <text:p>4.7366666667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3333333333333">
            <text:p>3.4333333333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5.02333333333333">
            <text:p>5.0233333333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19333333333333">
            <text:p>4.1933333333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32666666666667">
            <text:p>4.3266666667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8333333333333">
            <text:p>1.2833333333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16">
            <text:p>4.16</text:p>
          </table:table-cell>
        </table:table-row>
        <table:table-row table:style-name="ro2" table:visibility="filter">
          <table:table-cell office:value-type="float" office:value="2879">
            <text:p>28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8333333333333">
            <text:p>3.5833333333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17">
            <text:p>4.17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01666666666667">
            <text:p>4.0166666667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89666666666667">
            <text:p>3.8966666667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321428571428571">
            <text:p>0.3214285714</text:p>
          </table:table-cell>
          <table:table-cell office:value-type="float" office:value="3.97892857142857">
            <text:p>3.9789285714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4.59052631578947">
            <text:p>4.5905263158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4.280625">
            <text:p>4.280625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4.02384615384615">
            <text:p>4.0238461538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1.37307692307692">
            <text:p>1.3730769231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4.32538461538462">
            <text:p>4.3253846154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02325581395349">
            <text:p>0.3023255814</text:p>
          </table:table-cell>
          <table:table-cell office:value-type="float" office:value="4.22348837209302">
            <text:p>4.2234883721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02325581395349">
            <text:p>0.3023255814</text:p>
          </table:table-cell>
          <table:table-cell office:value-type="float" office:value="4.14651162790698">
            <text:p>4.1465116279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4.115">
            <text:p>4.115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4.12266666666667">
            <text:p>4.1226666667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3.96625">
            <text:p>3.96625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3.82333333333333">
            <text:p>3.8233333333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290322580645161">
            <text:p>0.2903225806</text:p>
          </table:table-cell>
          <table:table-cell office:value-type="float" office:value="4.16129032258065">
            <text:p>4.1612903226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290322580645161">
            <text:p>0.2903225806</text:p>
          </table:table-cell>
          <table:table-cell office:value-type="float" office:value="3.82161290322581">
            <text:p>3.8216129032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88888888888889">
            <text:p>0.2888888889</text:p>
          </table:table-cell>
          <table:table-cell office:value-type="float" office:value="3.95622222222222">
            <text:p>3.9562222222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96571428571429">
            <text:p>3.9657142857</text:p>
          </table:table-cell>
        </table:table-row>
        <table:table-row table:style-name="ro2" table:visibility="filter">
          <table:table-cell office:value-type="float" office:value="3384">
            <text:p>338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41857142857143">
            <text:p>1.4185714286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4.40428571428572">
            <text:p>4.4042857143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83809523809524">
            <text:p>3.8380952381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4.36428571428572">
            <text:p>4.3642857143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4.0275">
            <text:p>4.0275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65428571428571">
            <text:p>3.6542857143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79069767441861">
            <text:p>0.2790697674</text:p>
          </table:table-cell>
          <table:table-cell office:value-type="float" office:value="4.24488372093023">
            <text:p>4.2448837209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4.71611111111111">
            <text:p>4.7161111111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70363636363636">
            <text:p>3.7036363636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80590909090909">
            <text:p>3.8059090909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4.28454545454545">
            <text:p>4.284545454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4.76181818181818">
            <text:p>4.7618181818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87866666666667">
            <text:p>3.8786666667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94133333333333">
            <text:p>3.9413333333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264705882352941">
            <text:p>0.2647058824</text:p>
          </table:table-cell>
          <table:table-cell office:value-type="float" office:value="4.06529411764706">
            <text:p>4.0652941176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263157894736842">
            <text:p>0.2631578947</text:p>
          </table:table-cell>
          <table:table-cell office:value-type="float" office:value="4.16368421052631">
            <text:p>4.1636842105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60869565217391">
            <text:p>0.2608695652</text:p>
          </table:table-cell>
          <table:table-cell office:value-type="float" office:value="4.19">
            <text:p>4.19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60869565217391">
            <text:p>0.2608695652</text:p>
          </table:table-cell>
          <table:table-cell office:value-type="float" office:value="4.10260869565217">
            <text:p>4.1026086957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60869565217391">
            <text:p>0.2608695652</text:p>
          </table:table-cell>
          <table:table-cell office:value-type="float" office:value="4.28608695652174">
            <text:p>4.2860869565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60869565217391">
            <text:p>0.2608695652</text:p>
          </table:table-cell>
          <table:table-cell office:value-type="float" office:value="4.46739130434783">
            <text:p>4.4673913043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59259259259259">
            <text:p>0.2592592593</text:p>
          </table:table-cell>
          <table:table-cell office:value-type="float" office:value="4.1237037037037">
            <text:p>4.1237037037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55813953488372">
            <text:p>0.2558139535</text:p>
          </table:table-cell>
          <table:table-cell office:value-type="float" office:value="4.24558139534884">
            <text:p>4.2455813953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55813953488372">
            <text:p>0.2558139535</text:p>
          </table:table-cell>
          <table:table-cell office:value-type="float" office:value="4.41976744186047">
            <text:p>4.4197674419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30142857142857">
            <text:p>4.3014285714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0825">
            <text:p>4.082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165">
            <text:p>4.165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4375">
            <text:p>4.4375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1575">
            <text:p>4.157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18625">
            <text:p>4.18625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8025">
            <text:p>3.8025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175">
            <text:p>1.3175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94294117647059">
            <text:p>3.9429411765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15">
            <text:p>4.15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745">
            <text:p>3.745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005">
            <text:p>4.005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17">
            <text:p>4.17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3525">
            <text:p>4.3525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5375">
            <text:p>4.5375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9525">
            <text:p>2.9525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5">
            <text:p>3.65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3275">
            <text:p>4.3275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975">
            <text:p>1.2975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0675">
            <text:p>4.0675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4">
            <text:p>4.4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35">
            <text:p>3.535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245">
            <text:p>4.245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825">
            <text:p>3.6825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9975">
            <text:p>3.9975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34166666666667">
            <text:p>4.3416666667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5625">
            <text:p>4.5625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7775">
            <text:p>4.7775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44444444444444">
            <text:p>0.2444444444</text:p>
          </table:table-cell>
          <table:table-cell office:value-type="float" office:value="4.36244444444445">
            <text:p>4.3624444444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4.5368">
            <text:p>4.5368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4.42852941176471">
            <text:p>4.4285294118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4.07176470588235">
            <text:p>4.0717647059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4.88529411764706">
            <text:p>4.8852941176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3.90235294117647">
            <text:p>3.9023529412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234042553191489">
            <text:p>0.2340425532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233333333333333">
            <text:p>0.2333333333</text:p>
          </table:table-cell>
          <table:table-cell office:value-type="float" office:value="4.0205">
            <text:p>4.0205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4.19692307692308">
            <text:p>4.1969230769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92076923076923">
            <text:p>3.9207692308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4.06076923076923">
            <text:p>4.0607692308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4.51923076923077">
            <text:p>4.5192307692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4.62615384615385">
            <text:p>4.6261538462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4.25384615384615">
            <text:p>4.2538461538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4.15769230769231">
            <text:p>4.1576923077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4.37076923076923">
            <text:p>4.3707692308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0.229508196721311">
            <text:p>0.2295081967</text:p>
          </table:table-cell>
          <table:table-cell office:value-type="float" office:value="4.31147540983607">
            <text:p>4.3114754098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4.24272727272727">
            <text:p>4.2427272727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4.75590909090909">
            <text:p>4.7559090909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4.40272727272727">
            <text:p>4.4027272727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4.14409090909091">
            <text:p>4.1440909091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226415094339623">
            <text:p>0.2264150943</text:p>
          </table:table-cell>
          <table:table-cell office:value-type="float" office:value="4.61603773584906">
            <text:p>4.6160377358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0.223404255319149">
            <text:p>0.2234042553</text:p>
          </table:table-cell>
          <table:table-cell office:value-type="float" office:value="4.39978723404255">
            <text:p>4.399787234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24">
            <text:p>4.24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72027777777778">
            <text:p>4.7202777778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95444444444444">
            <text:p>3.9544444444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73527777777778">
            <text:p>4.7352777778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38333333333333">
            <text:p>4.3833333333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74555555555556">
            <text:p>4.7455555556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39777777777778">
            <text:p>4.3977777778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73666666666667">
            <text:p>4.7366666667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4.3496">
            <text:p>4.3496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21875">
            <text:p>0.21875</text:p>
          </table:table-cell>
          <table:table-cell office:value-type="float" office:value="4.020625">
            <text:p>4.020625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216216216216216">
            <text:p>0.2162162162</text:p>
          </table:table-cell>
          <table:table-cell office:value-type="float" office:value="4.2272972972973">
            <text:p>4.2272972973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4.60428571428572">
            <text:p>4.6042857143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212121212121212">
            <text:p>0.2121212121</text:p>
          </table:table-cell>
          <table:table-cell office:value-type="float" office:value="4.11030303030303">
            <text:p>4.1103030303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210526315789474">
            <text:p>0.2105263158</text:p>
          </table:table-cell>
          <table:table-cell office:value-type="float" office:value="4.55315789473684">
            <text:p>4.5531578947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10526315789474">
            <text:p>0.2105263158</text:p>
          </table:table-cell>
          <table:table-cell office:value-type="float" office:value="4.42315789473684">
            <text:p>4.4231578947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10526315789474">
            <text:p>0.2105263158</text:p>
          </table:table-cell>
          <table:table-cell office:value-type="float" office:value="4.0621052631579">
            <text:p>4.0621052632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08333333333333">
            <text:p>0.2083333333</text:p>
          </table:table-cell>
          <table:table-cell office:value-type="float" office:value="4.54291666666667">
            <text:p>4.5429166667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office:value-type="float" office:value="3.98931034482759">
            <text:p>3.9893103448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office:value-type="float" office:value="3.94344827586207">
            <text:p>3.9434482759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332">
            <text:p>4.332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53433333333333">
            <text:p>4.5343333333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027">
            <text:p>4.027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198">
            <text:p>4.198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139">
            <text:p>4.139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485">
            <text:p>4.485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996">
            <text:p>3.996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057">
            <text:p>4.057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954">
            <text:p>4.954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778">
            <text:p>4.778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982">
            <text:p>3.982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03866666666667">
            <text:p>4.0386666667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148">
            <text:p>4.148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78">
            <text:p>3.78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292">
            <text:p>1.292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31">
            <text:p>4.31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34">
            <text:p>4.34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29">
            <text:p>4.29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326">
            <text:p>4.326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197183098591549">
            <text:p>0.1971830986</text:p>
          </table:table-cell>
          <table:table-cell office:value-type="float" office:value="4.33760563380282">
            <text:p>4.3376056338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196969696969697">
            <text:p>0.196969697</text:p>
          </table:table-cell>
          <table:table-cell office:value-type="float" office:value="4.08681818181818">
            <text:p>4.0868181818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96078431372549">
            <text:p>0.1960784314</text:p>
          </table:table-cell>
          <table:table-cell office:value-type="float" office:value="4.52137254901961">
            <text:p>4.521372549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195652173913043">
            <text:p>0.1956521739</text:p>
          </table:table-cell>
          <table:table-cell office:value-type="float" office:value="4.20347826086957">
            <text:p>4.2034782609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195121951219512">
            <text:p>0.1951219512</text:p>
          </table:table-cell>
          <table:table-cell office:value-type="float" office:value="4.15">
            <text:p>4.15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93548387096774">
            <text:p>0.1935483871</text:p>
          </table:table-cell>
          <table:table-cell office:value-type="float" office:value="4.26">
            <text:p>4.26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92307692307692">
            <text:p>0.1923076923</text:p>
          </table:table-cell>
          <table:table-cell office:value-type="float" office:value="4.34769230769231">
            <text:p>4.3476923077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91489361702128">
            <text:p>0.1914893617</text:p>
          </table:table-cell>
          <table:table-cell office:value-type="float" office:value="4.2968085106383">
            <text:p>4.2968085106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3.74714285714286">
            <text:p>3.7471428571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4.21285714285714">
            <text:p>4.2128571429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4.356875">
            <text:p>4.356875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4.78875">
            <text:p>4.78875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4.61875">
            <text:p>4.61875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00272727272727">
            <text:p>4.0027272727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19787878787879">
            <text:p>4.1978787879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21545454545455">
            <text:p>4.2154545455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12584415584416">
            <text:p>4.1258441558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83818181818182">
            <text:p>3.8381818182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35636363636364">
            <text:p>4.3563636364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69181818181818">
            <text:p>4.6918181818</text:p>
          </table:table-cell>
        </table:table-row>
        <table:table-row table:style-name="ro2" table:visibility="filter">
          <table:table-cell office:value-type="float" office:value="2147">
            <text:p>214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16575757575758">
            <text:p>4.1657575758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37363636363636">
            <text:p>4.3736363636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11909090909091">
            <text:p>4.1190909091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07181818181818">
            <text:p>4.0718181818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95545454545455">
            <text:p>3.9554545455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01727272727273">
            <text:p>4.0172727273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03545454545455">
            <text:p>4.0354545455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178571428571429">
            <text:p>0.1785714286</text:p>
          </table:table-cell>
          <table:table-cell office:value-type="float" office:value="3.995">
            <text:p>3.995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17741935483871">
            <text:p>0.1774193548</text:p>
          </table:table-cell>
          <table:table-cell office:value-type="float" office:value="4.69016129032258">
            <text:p>4.6901612903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4.17058823529412">
            <text:p>4.1705882353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4.73941176470588">
            <text:p>4.7394117647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4.34475">
            <text:p>4.34475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73913043478261">
            <text:p>0.1739130435</text:p>
          </table:table-cell>
          <table:table-cell office:value-type="float" office:value="4.97">
            <text:p>4.97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169491525423729">
            <text:p>0.1694915254</text:p>
          </table:table-cell>
          <table:table-cell office:value-type="float" office:value="3.93830508474576">
            <text:p>3.9383050847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685">
            <text:p>4.685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005">
            <text:p>4.005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41944444444444">
            <text:p>4.4194444444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03333333333333">
            <text:p>4.0333333333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22809523809524">
            <text:p>4.2280952381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77555555555556">
            <text:p>4.7755555556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89">
            <text:p>3.89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76055555555556">
            <text:p>4.7605555556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925">
            <text:p>3.925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66583333333333">
            <text:p>4.6658333333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02333333333333">
            <text:p>4.0233333333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34333333333333">
            <text:p>4.3433333333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60944444444445">
            <text:p>4.6094444444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33416666666667">
            <text:p>4.3341666667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00333333333333">
            <text:p>4.0033333333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48166666666667">
            <text:p>4.4816666667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60333333333333">
            <text:p>4.6033333333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12666666666667">
            <text:p>4.1266666667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3175">
            <text:p>4.3175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162790697674419">
            <text:p>0.1627906977</text:p>
          </table:table-cell>
          <table:table-cell office:value-type="float" office:value="5.0493023255814">
            <text:p>5.0493023256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162790697674419">
            <text:p>0.1627906977</text:p>
          </table:table-cell>
          <table:table-cell office:value-type="float" office:value="4.95372093023256">
            <text:p>4.9537209302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61290322580645">
            <text:p>0.1612903226</text:p>
          </table:table-cell>
          <table:table-cell office:value-type="float" office:value="4.38967741935484">
            <text:p>4.3896774194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160714285714286">
            <text:p>0.1607142857</text:p>
          </table:table-cell>
          <table:table-cell office:value-type="float" office:value="4.20964285714286">
            <text:p>4.2096428571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158730158730159">
            <text:p>0.1587301587</text:p>
          </table:table-cell>
          <table:table-cell office:value-type="float" office:value="4.28365079365079">
            <text:p>4.2836507937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3.8121052631579">
            <text:p>3.8121052632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155555555555556">
            <text:p>0.1555555556</text:p>
          </table:table-cell>
          <table:table-cell office:value-type="float" office:value="4.67177777777778">
            <text:p>4.6717777778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4.77615384615385">
            <text:p>4.7761538462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4.38615384615385">
            <text:p>4.3861538462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4.10923076923077">
            <text:p>4.1092307692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3.67423076923077">
            <text:p>3.6742307692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4.61423076923077">
            <text:p>4.6142307692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152173913043478">
            <text:p>0.152173913</text:p>
          </table:table-cell>
          <table:table-cell office:value-type="float" office:value="4.53347826086957">
            <text:p>4.5334782609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151515151515152">
            <text:p>0.1515151515</text:p>
          </table:table-cell>
          <table:table-cell office:value-type="float" office:value="4.32893939393939">
            <text:p>4.3289393939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4.1895">
            <text:p>4.1895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4.587">
            <text:p>4.587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4.6865">
            <text:p>4.6865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4.234">
            <text:p>4.234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147058823529412">
            <text:p>0.1470588235</text:p>
          </table:table-cell>
          <table:table-cell office:value-type="float" office:value="4.27205882352941">
            <text:p>4.2720588235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77357142857143">
            <text:p>3.7735714286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1225">
            <text:p>4.1225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44214285714286">
            <text:p>4.4421428571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43428571428571">
            <text:p>4.4342857143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11071428571429">
            <text:p>4.1107142857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49857142857143">
            <text:p>4.4985714286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52142857142857">
            <text:p>4.5214285714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13285714285714">
            <text:p>4.1328571429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22714285714286">
            <text:p>4.2271428571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37166666666667">
            <text:p>4.3716666667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98">
            <text:p>3.98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295">
            <text:p>4.295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5947619047619">
            <text:p>4.5947619048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4.1062">
            <text:p>4.1062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38888888888889">
            <text:p>0.1388888889</text:p>
          </table:table-cell>
          <table:table-cell office:value-type="float" office:value="4.23972222222222">
            <text:p>4.2397222222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38888888888889">
            <text:p>0.1388888889</text:p>
          </table:table-cell>
          <table:table-cell office:value-type="float" office:value="4.30722222222222">
            <text:p>4.3072222222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office:value-type="float" office:value="4.76363636363637">
            <text:p>4.7636363636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office:value-type="float" office:value="4.00566666666667">
            <text:p>4.0056666667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office:value-type="float" office:value="3.78466666666667">
            <text:p>3.7846666667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office:value-type="float" office:value="4.13266666666667">
            <text:p>4.1326666667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131578947368421">
            <text:p>0.1315789474</text:p>
          </table:table-cell>
          <table:table-cell office:value-type="float" office:value="4.30552631578947">
            <text:p>4.3055263158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4.47739130434783">
            <text:p>4.4773913043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4.69565217391304">
            <text:p>4.6956521739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4.26608695652174">
            <text:p>4.2660869565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29032258064516">
            <text:p>0.1290322581</text:p>
          </table:table-cell>
          <table:table-cell office:value-type="float" office:value="4.12129032258065">
            <text:p>4.1212903226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29032258064516">
            <text:p>0.1290322581</text:p>
          </table:table-cell>
          <table:table-cell office:value-type="float" office:value="4.36258064516129">
            <text:p>4.3625806452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29032258064516">
            <text:p>0.1290322581</text:p>
          </table:table-cell>
          <table:table-cell office:value-type="float" office:value="4.23935483870968">
            <text:p>4.2393548387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128205128205128">
            <text:p>0.1282051282</text:p>
          </table:table-cell>
          <table:table-cell office:value-type="float" office:value="4.41641025641026">
            <text:p>4.4164102564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8225">
            <text:p>3.8225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7525">
            <text:p>4.7525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98125">
            <text:p>4.98125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85696428571429">
            <text:p>4.8569642857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428125">
            <text:p>4.428125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21375">
            <text:p>4.21375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555">
            <text:p>4.555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3725">
            <text:p>4.3725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97041666666667">
            <text:p>3.9704166667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5.66625">
            <text:p>5.66625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01625">
            <text:p>4.01625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355">
            <text:p>4.355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21212121212121">
            <text:p>0.1212121212</text:p>
          </table:table-cell>
          <table:table-cell office:value-type="float" office:value="4.14818181818182">
            <text:p>4.1481818182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3.95647058823529">
            <text:p>3.9564705882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4.17705882352941">
            <text:p>4.177058823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4.30176470588235">
            <text:p>4.3017647059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4.54882352941177">
            <text:p>4.5488235294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office:value-type="float" office:value="4.04692307692308">
            <text:p>4.0469230769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office:value-type="float" office:value="4.28269230769231">
            <text:p>4.2826923077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54111111111111">
            <text:p>4.5411111111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37388888888889">
            <text:p>4.3738888889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5.09333333333333">
            <text:p>5.0933333333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88555555555556">
            <text:p>4.8855555556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27888888888889">
            <text:p>4.2788888889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55">
            <text:p>4.55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106060606060606">
            <text:p>0.1060606061</text:p>
          </table:table-cell>
          <table:table-cell office:value-type="float" office:value="4.41">
            <text:p>4.41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9</text:p>
          </table:table-cell>
          <table:table-cell office:value-type="float" office:value="4.6578947368421">
            <text:p>4.6578947368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9</text:p>
          </table:table-cell>
          <table:table-cell office:value-type="float" office:value="4.89394736842105">
            <text:p>4.8939473684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9</text:p>
          </table:table-cell>
          <table:table-cell office:value-type="float" office:value="4.80631578947368">
            <text:p>4.806315789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7966666666667">
            <text:p>4.6796666667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859">
            <text:p>3.859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184">
            <text:p>4.184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3015">
            <text:p>4.3015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411">
            <text:p>4.411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14">
            <text:p>4.14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775">
            <text:p>4.77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.234">
            <text:p>5.234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234">
            <text:p>4.234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0952380952380952">
            <text:p>0.0952380952</text:p>
          </table:table-cell>
          <table:table-cell office:value-type="float" office:value="4.75428571428571">
            <text:p>4.7542857143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0952380952380952">
            <text:p>0.0952380952</text:p>
          </table:table-cell>
          <table:table-cell office:value-type="float" office:value="5.19190476190476">
            <text:p>5.1919047619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3.57090909090909">
            <text:p>3.5709090909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4.13145454545455">
            <text:p>4.1314545455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4.68272727272727">
            <text:p>4.6827272727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4.1925">
            <text:p>4.1925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4.095">
            <text:p>4.095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0810810810810811">
            <text:p>0.0810810811</text:p>
          </table:table-cell>
          <table:table-cell office:value-type="float" office:value="4.06864864864865">
            <text:p>4.0686486486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3.99">
            <text:p>3.99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4.00466666666667">
            <text:p>4.0046666667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3.82133333333333">
            <text:p>3.8213333333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5.25066666666667">
            <text:p>5.2506666667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4.070625">
            <text:p>4.070625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4.281875">
            <text:p>4.281875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office:value-type="float" office:value="4.29764705882353">
            <text:p>4.2976470588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4.4872">
            <text:p>4.4872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office:value-type="float" office:value="4.6237037037037">
            <text:p>4.6237037037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office:value-type="float" office:value="4.66035714285714">
            <text:p>4.6603571429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19">
            <text:p>4.19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70666666666667">
            <text:p>4.7066666667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1">
            <text:p>3.71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6">
            <text:p>4.66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12333333333333">
            <text:p>4.1233333333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43">
            <text:p>4.43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93">
            <text:p>4.93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7">
            <text:p>4.37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63833333333333">
            <text:p>4.6383333333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062">
            <text:p>4.062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186">
            <text:p>4.186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9">
            <text:p>4.29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975">
            <text:p>3.975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79">
            <text:p>3.79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7">
            <text:p>4.07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.515">
            <text:p>4.515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.11625">
            <text:p>4.11625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2">
            <text:p>4.22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5">
            <text:p>4.15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01">
            <text:p>4.01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516">
            <text:p>4.516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6">
            <text:p>4.06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3">
            <text:p>4.43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76333333333333">
            <text:p>3.7633333333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67">
            <text:p>3.67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.00875">
            <text:p>4.00875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155">
            <text:p>4.155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13666666666667">
            <text:p>4.1366666667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48">
            <text:p>5.48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3575">
            <text:p>4.3575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81166666666667">
            <text:p>3.8116666667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11">
            <text:p>4.11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355">
            <text:p>4.355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59">
            <text:p>4.59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.44307692307692">
            <text:p>4.4430769231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.99333333333333">
            <text:p>3.9933333333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.52">
            <text:p>4.52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022">
            <text:p>4.022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15">
            <text:p>4.1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5225">
            <text:p>3.5225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3">
            <text:p>4.63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.86857142857143">
            <text:p>4.8685714286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6225">
            <text:p>4.6225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7">
            <text:p>3.77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69">
            <text:p>4.69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3">
            <text:p>4.33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">
            <text:p>4.4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69666666666667">
            <text:p>4.6966666667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65">
            <text:p>4.65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695">
            <text:p>3.695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08">
            <text:p>4.08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5">
            <text:p>4.5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74">
            <text:p>3.74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8">
            <text:p>4.18</text:p>
          </table:table-cell>
        </table:table-row>
        <table:table-row table:style-name="ro2" table:visibility="filter">
          <table:table-cell office:value-type="float" office:value="3622">
            <text:p>36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75">
            <text:p>4.75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8825">
            <text:p>3.882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01">
            <text:p>4.01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7825">
            <text:p>3.782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32">
            <text:p>4.32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79">
            <text:p>4.79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0825">
            <text:p>4.0825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7475">
            <text:p>4.7475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.231">
            <text:p>4.231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68">
            <text:p>3.68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16">
            <text:p>4.16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3">
            <text:p>4.63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425">
            <text:p>4.425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4">
            <text:p>3.94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6">
            <text:p>4.46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9">
            <text:p>4.29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5">
            <text:p>4.25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16666666666667">
            <text:p>4.1666666667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4525">
            <text:p>4.4525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6">
            <text:p>4.06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4">
            <text:p>3.84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68">
            <text:p>4.68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54333333333333">
            <text:p>4.5433333333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96">
            <text:p>3.96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71">
            <text:p>4.71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52">
            <text:p>4.52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125">
            <text:p>4.125</text:p>
          </table:table-cell>
        </table:table-row>
        <table:table-row table:style-name="ro2" table:visibility="filter">
          <table:table-cell office:value-type="float" office:value="2075">
            <text:p>207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95">
            <text:p>3.95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7">
            <text:p>4.67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5">
            <text:p>4.45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9">
            <text:p>3.89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.46857142857143">
            <text:p>4.4685714286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165">
            <text:p>4.16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1975">
            <text:p>4.197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9">
            <text:p>3.99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695">
            <text:p>5.695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5">
            <text:p>3.75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9">
            <text:p>4.49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7">
            <text:p>4.7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55333333333333">
            <text:p>4.5533333333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86">
            <text:p>3.86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7">
            <text:p>4.17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903">
            <text:p>29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86833333333333">
            <text:p>3.8683333333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965">
            <text:p>3.965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5">
            <text:p>4.25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8">
            <text:p>3.98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5">
            <text:p>4.5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9525">
            <text:p>4.9525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3">
            <text:p>3.73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25">
            <text:p>5.2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1">
            <text:p>3.81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5">
            <text:p>4.4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09666666666667">
            <text:p>4.0966666667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056">
            <text:p>4.056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7">
            <text:p>4.47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85">
            <text:p>3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.2375">
            <text:p>4.2375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666666666667">
            <text:p>1.4666666667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505">
            <text:p>4.50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31">
            <text:p>4.31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88">
            <text:p>4.88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36">
            <text:p>4.36</text:p>
          </table:table-cell>
        </table:table-row>
        <table:table-row table:style-name="ro2" table:visibility="filter"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9">
            <text:p>3.99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97">
            <text:p>4.97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55">
            <text:p>4.55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33">
            <text:p>4.33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4">
            <text:p>3.94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4">
            <text:p>4.24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3">
            <text:p>4.33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4">
            <text:p>4.04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49">
            <text:p>24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</table:table-row>
        <table:table-row table:style-name="ro2" table:visibility="filter">
          <table:table-cell office:value-type="float" office:value="3641">
            <text:p>36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578">
            <text:p>25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6">
            <text:p>4.36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120">
            <text:p>21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2">
            <text:p>4.42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11">
            <text:p>4.11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2">
            <text:p>3.92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3">
            <text:p>3.93</text:p>
          </table:table-cell>
        </table:table-row>
        <table:table-row table:style-name="ro2" table:visibility="filter">
          <table:table-cell office:value-type="float" office:value="3088">
            <text:p>308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5">
            <text:p>4.45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3">
            <text:p>4.13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806">
            <text:p>28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481">
            <text:p>34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085">
            <text:p>4.085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2">
            <text:p>4.22</text:p>
          </table:table-cell>
        </table:table-row>
        <table:table-row table:style-name="ro2" table:visibility="filter">
          <table:table-cell office:value-type="float" office:value="3536">
            <text:p>35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551">
            <text:p>35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5">
            <text:p>3.75</text:p>
          </table:table-cell>
        </table:table-row>
        <table:table-row table:style-name="ro2" table:visibility="filter">
          <table:table-cell office:value-type="float" office:value="3756">
            <text:p>37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3">
            <text:p>4.03</text:p>
          </table:table-cell>
        </table:table-row>
        <table:table-row table:style-name="ro2" table:visibility="filter">
          <table:table-cell office:value-type="float" office:value="2821">
            <text:p>28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Sheet1.A1:Sheet1.E2872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2:4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2:45:34.92</dc:date>
    <dc:creator>Gajo </dc:creator>
    <meta:document-statistic meta:table-count="1" meta:cell-count="14360" meta:object-count="0"/>
    <meta:generator>OpenOffice/4.1.3$Win32 OpenOffice.org_project/413m1$Build-9783</meta:generator>
  </office:meta>
</office:document-meta>
</file>